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69ea" officeooo:paragraph-rsid="000d69ea"/>
    </style:style>
    <style:style style:name="P2" style:family="paragraph" style:parent-style-name="Standard">
      <style:text-properties officeooo:rsid="000eb57b" officeooo:paragraph-rsid="000eb57b"/>
    </style:style>
    <style:style style:name="P3" style:family="paragraph" style:parent-style-name="Standard">
      <style:text-properties officeooo:rsid="000eb57b" officeooo:paragraph-rsid="000eecb8"/>
    </style:style>
    <style:style style:name="P4" style:family="paragraph" style:parent-style-name="Standard">
      <style:text-properties officeooo:rsid="000eecb8" officeooo:paragraph-rsid="000eecb8"/>
    </style:style>
    <style:style style:name="P5" style:family="paragraph" style:parent-style-name="Standard">
      <style:text-properties officeooo:rsid="000fc15e" officeooo:paragraph-rsid="000fc15e"/>
    </style:style>
    <style:style style:name="P6" style:family="paragraph" style:parent-style-name="Standard">
      <style:text-properties officeooo:rsid="00102f2e" officeooo:paragraph-rsid="00102f2e"/>
    </style:style>
    <style:style style:name="P7" style:family="paragraph" style:parent-style-name="Standard">
      <style:text-properties fo:color="#c9211e" loext:opacity="100%" officeooo:rsid="00102f2e" officeooo:paragraph-rsid="00102f2e"/>
    </style:style>
    <style:style style:name="P8" style:family="paragraph" style:parent-style-name="Standard">
      <style:text-properties officeooo:rsid="00108506" officeooo:paragraph-rsid="00108506"/>
    </style:style>
    <style:style style:name="P9" style:family="paragraph" style:parent-style-name="Standard">
      <style:text-properties officeooo:rsid="00108506" officeooo:paragraph-rsid="00109016"/>
    </style:style>
    <style:style style:name="T1" style:family="text">
      <style:text-properties officeooo:rsid="001090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e m’appelle Simon Bach. Je suis en 3ème année de BUT informatique à Belfort.</text:p>
      <text:p text:style-name="P1">Mes premières expériences de petit projet de programmation ont eu lieu au lycée, lors de mes cours de NSI, ou lors de mon temps libre.</text:p>
      <text:p text:style-name="P1">J’ai notamment participé à la 1ère édition du concours NSI avec une équipe de 3. Proposant alors un jeu d’échec en interface graphique [image].</text:p>
      <text:p text:style-name="P1"/>
      <text:p text:style-name="P1">J’ai également eu un projet personnel d’application mobile Android proposant les éléments du programme de mathématique de terminal ainsi que des quiz pour s’entraîner.</text:p>
      <text:p text:style-name="P1"/>
      <text:p text:style-name="P1">Ces 2 projets m’ont vraiment donné goût aux projets, seul ou en équipe.</text:p>
      <text:p text:style-name="P1"/>
      <text:p text:style-name="P2">Lors de ma 1ère année en BUT informatique, j’ai participé à de nombreux projets au travers des SAE ou de petits projets.</text:p>
      <text:p text:style-name="P2"/>
      <text:p text:style-name="P2">Mais les projets avaient pour objectif une note et une fois la note obtenu, le projet mourrait.</text:p>
      <text:p text:style-name="P2"/>
      <text:p text:style-name="P3">J’ai donc cherché une alternance qui pourrait me permettre de travailler sur des projets qui ne sont pas voué à mourir mais plutôt à être maintenu dans le temps. </text:p>
      <text:p text:style-name="P3"/>
      <text:p text:style-name="P3">Le développement de logiciels était ce qui me plaisait le plus, que ce soit du développement mobile ou desktop. J’ai donc cherché uniquement dans ce secteur d’activité. Et j’ai pu rejoindre l’entreprise Flexio qui propose à ces clients, un logiciel de type ERP pour gérer les processus des entreprises (principalement dans le secteur industriel).</text:p>
      <text:p text:style-name="P2"/>
      <text:p text:style-name="P2">Mon rôle au sein de Flexio est de développer de nouvelles fonctionnalités dans ce logiciel et de les maintenir dans le temps.</text:p>
      <text:p text:style-name="P2"/>
      <text:p text:style-name="P2"/>
      <text:p text:style-name="P2"/>
      <text:p text:style-name="P2"/>
      <text:p text:style-name="P2"/>
      <text:p text:style-name="P2"/>
      <text:p text:style-name="P2">Flexio est une entreprise récente, crée en 2016 par Julien Brugger et située à Besançon. Depuis l’entreprise a bien évolué. Nous sommes actuellement [nb employé] dont [nb employé] dans l’équipe de développement.</text:p>
      <text:p text:style-name="P2"/>
      <text:p text:style-name="P4">[IMAGE]</text:p>
      <text:p text:style-name="P2"/>
      <text:p text:style-name="P4">Pour ce qui est du logiciel homonyme de Flexio, il a la particularité d’être une solution no-code. Cela permet une personnalisation complète de son utilisation par le client lui-même via de la configuration visuelle. </text:p>
      <text:p text:style-name="P4">…</text:p>
      <text:p text:style-name="P4"/>
      <text:p text:style-name="P4"/>
      <text:p text:style-name="P4"/>
      <text:p text:style-name="P4"/>
      <text:p text:style-name="P5">La solution Flexio dispose d’un environnement qui lui est propre avec des termes et un fonctionnement que je me dois d’expliquer pour pouvoir comprendre mes projets.</text:p>
      <text:p text:style-name="P5"/>
      <text:p text:style-name="P5"/>
      <text:p text:style-name="P6">L’environnement de Flexio est séparé en 4 grands principes.</text:p>
      <text:p text:style-name="P6"/>
      <text:p text:style-name="P6"><text:soft-page-break/>Il y a les Flexapps, les Dashboards, les Ressources et les Scénarios.</text:p>
      <text:p text:style-name="P6"/>
      <text:p text:style-name="P7">Accentuer avec des visuels des demos <text:s/>ect =&gt; insisté pour qu’ils comprennent</text:p>
      <text:p text:style-name="P6"/>
      <text:p text:style-name="P6">Les Flexapps :</text:p>
      <text:p text:style-name="P6"/>
      <text:p text:style-name="P6">Les Dashboards : </text:p>
      <text:p text:style-name="P6"/>
      <text:p text:style-name="P6">Les Ressources :</text:p>
      <text:p text:style-name="P6"/>
      <text:p text:style-name="P6">Les Scénarios : </text:p>
      <text:p text:style-name="P6"/>
      <text:p text:style-name="P6"/>
      <text:p text:style-name="P6"/>
      <text:p text:style-name="P6"/>
      <text:p text:style-name="P6">Je vais maintenant aborder la présentation de mes projets qui vont par la suite être expliqué plus techniquement et plus en détails dans chaque compétence que je dois acquérir pour cette année.</text:p>
      <text:p text:style-name="P6"/>
      <text:p text:style-name="P6"/>
      <text:p text:style-name="P6">Le premier projet que j’ai réalisé chez Flexio pendant une grande partie de ma 1ère année d’alternance est la fonctionnalité de pouvoir réceptionner des emails directement au sein de Flexio </text:p>
      <text:p text:style-name="P6"/>
      <text:p text:style-name="P6">…..[voir mahara]</text:p>
      <text:p text:style-name="P6"/>
      <text:p text:style-name="P8">Le second projet dont je me suis occupé chez Flexio est l’amélioration de leurs systèmes d’export des Ressources ou collection(à expliquer) au format csv ou excel.</text:p>
      <text:p text:style-name="P8"/>
      <text:p text:style-name="P8">….</text:p>
      <text:p text:style-name="P8"/>
      <text:p text:style-name="P8"/>
      <text:p text:style-name="P9">Le troisième projet que j’ai réalisé est la possibilité de générer des document word au format .docx et pdf à partir d’un template entièrement personnalisable au format .docx</text:p>
      <text:p text:style-name="P9"/>
      <text:p text:style-name="P9"><text:span text:style-name="T1">Pour créer son template : ….</text:span></text:p>
      <text:p text:style-name="P9"/>
      <text:p text:style-name="P9"/>
      <text:p text:style-name="P9">….</text:p>
      <text:p text:style-name="P9"/>
      <text:p text:style-name="P9"/>
      <text:p text:style-name="P9"><text:span text:style-name="T1">Le quatrième projet concerne l’achat de Flexio </text:span><text:s/><text:span text:style-name="T1">par Divalto en 2024. Divalto développe un ERP et CRM qui expose de la donnée au format Odata. Mon projet consiste donc à pouvoir lire de la donnée au format Odata pour l’adapter par la suite à l’environnement de Flexio.</text:span></text:p>
      <text:p text:style-name="P6"/>
      <text:p text:style-name="P6"/>
      <text:p text:style-name="P4"/>
      <text:p text:style-name="P4"/>
      <text:p text:style-name="P4"/>
      <text:p text:style-name="P4"/>
      <text:p text:style-name="P4"/>
      <text:p text:style-name="P4"/>
      <text:p text:style-name="P4"/>
      <text:p text:style-name="P4"/>
      <text:p text:style-name="P4"><text:soft-page-break/></text:p>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7T08:48:37.168563456</meta:creation-date>
    <meta:generator>LibreOffice/24.2.6.2$Linux_X86_64 LibreOffice_project/420$Build-2</meta:generator>
    <dc:date>2024-10-17T09:30:15.444316854</dc:date>
    <meta:editing-duration>PT41M35S</meta:editing-duration>
    <meta:editing-cycles>7</meta:editing-cycles>
    <meta:document-statistic meta:table-count="0" meta:image-count="0" meta:object-count="0" meta:page-count="3" meta:paragraph-count="31" meta:word-count="556" meta:character-count="3343" meta:non-whitespace-character-count="2811"/>
  </office:meta>
</office:document-meta>
</file>